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astleT" svg:font-family="CastleT" style:font-family-generic="swiss" style:font-pitch="variable"/>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ZapfHumnstPL" svg:font-family="ZapfHumnstPL" style:font-family-generic="decorative" style:font-pitch="variable"/>
  </office:font-face-decls>
  <office:automatic-styles>
    <style:style style:name="P1" style:family="paragraph" style:parent-style-name="Header">
      <style:paragraph-properties fo:margin-top="1.164cm" fo:margin-bottom="0.106cm" style:contextual-spacing="false"/>
      <style:text-properties style:font-name="CastleT" fo:font-size="18pt" style:font-size-asian="18pt" style:font-name-complex="CastleT" style:font-size-complex="18pt"/>
    </style:style>
    <style:style style:name="P2" style:family="paragraph" style:parent-style-name="Header">
      <style:text-properties fo:color="#8b0002" loext:opacity="100%" style:font-name="ZapfHumnstPL" style:font-name-complex="ZapfHumnstPL"/>
    </style:style>
    <style:style style:name="P3" style:family="paragraph" style:parent-style-name="Header">
      <style:paragraph-properties fo:margin-top="0cm" fo:margin-bottom="0.071cm" style:contextual-spacing="false"/>
      <style:text-properties fo:color="#8b0002" loext:opacity="100%" style:font-name="ZapfHumnstPL" fo:font-size="10pt" style:font-size-asian="10pt" style:font-name-complex="ZapfHumnstPL" style:font-size-complex="10pt"/>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1" style:font-name-complex="Arial1"/>
    </style:style>
    <style:style style:name="P7" style:family="paragraph" style:parent-style-name="Standard">
      <style:paragraph-properties fo:text-align="center" style:justify-single-word="false"/>
      <style:text-properties style:font-name="Arial1" fo:font-size="16pt" style:font-size-asian="16pt" style:font-name-complex="Arial1" style:font-size-complex="16pt"/>
    </style:style>
    <style:style style:name="P8" style:family="paragraph" style:parent-style-name="Standard">
      <style:paragraph-properties fo:margin-left="0cm" fo:margin-right="0cm" fo:text-indent="0.953cm" style:auto-text-indent="false"/>
      <style:text-properties fo:language="en" fo:country="US" fo:font-weight="bold" style:font-weight-asian="bold"/>
    </style:style>
    <style:style style:name="P9" style:family="paragraph" style:parent-style-name="Standard">
      <style:paragraph-properties fo:margin-left="0.318cm" fo:margin-right="0cm" fo:text-indent="0.635cm" style:auto-text-indent="false"/>
      <style:text-properties fo:font-weight="bold" style:font-weight-asian="bold"/>
    </style:style>
    <style:style style:name="P10" style:family="paragraph" style:parent-style-name="Footer">
      <style:text-properties style:font-name="ZapfHumnstPL" fo:font-size="7.5pt" fo:language="en" fo:country="US" style:font-size-asian="7.5pt" style:font-name-complex="ZapfHumnstPL" style:font-size-complex="7.5pt"/>
    </style:style>
    <style:style style:name="P11" style:family="paragraph" style:parent-style-name="Standard" style:master-page-name="Standard">
      <style:paragraph-properties fo:text-align="end" style:justify-single-word="false" style:page-number="auto"/>
    </style:style>
    <style:style style:name="P12" style:family="paragraph" style:parent-style-name="Standard">
      <style:paragraph-properties fo:text-align="center" style:justify-single-word="false"/>
      <style:text-properties style:font-name="Arial1" fo:font-size="18pt" fo:font-weight="bold" officeooo:rsid="000c6c39" officeooo:paragraph-rsid="000c6c39" style:font-size-asian="18pt" style:font-weight-asian="bold" style:font-name-complex="Arial1" style:font-size-complex="18pt"/>
    </style:style>
    <style:style style:name="P13" style:family="paragraph" style:parent-style-name="Standard">
      <style:paragraph-properties fo:margin-left="0cm" fo:margin-right="0cm" fo:text-indent="0.953cm" style:auto-text-indent="false"/>
      <style:text-properties fo:font-weight="bold" style:font-weight-asian="bold"/>
    </style:style>
    <style:style style:name="P14" style:family="paragraph" style:parent-style-name="Standard">
      <style:paragraph-properties fo:text-align="center" style:justify-single-word="false"/>
      <style:text-properties style:font-name="Arial" fo:font-size="13pt" style:font-size-asian="13pt" style:font-size-complex="13pt"/>
    </style:style>
    <style:style style:name="P15" style:family="paragraph" style:parent-style-name="Standard">
      <style:paragraph-properties fo:margin-left="0.318cm" fo:margin-right="0cm" fo:text-indent="0.635cm" style:auto-text-indent="false"/>
      <style:text-properties fo:language="en" fo:country="US" fo:font-weight="bold" style:font-weight-asian="bold"/>
    </style:style>
    <style:style style:name="P16" style:family="paragraph">
      <loext:graphic-properties draw:fill="gradient" draw:fill-color="#ffffff" draw:fill-gradient-name="Gradient_20_1"/>
      <style:paragraph-properties fo:text-align="center" style:writing-mode="lr-tb"/>
    </style:style>
    <style:style style:name="P17" style:family="paragraph">
      <loext:graphic-properties draw:fill="solid" draw:fill-color="#1f1a17"/>
      <style:paragraph-properties style:writing-mode="lr-tb"/>
    </style:style>
    <style:style style:name="P18" style:family="paragraph">
      <loext:graphic-properties draw:fill="solid" draw:fill-color="#221d1b"/>
      <style:paragraph-properties style:writing-mode="lr-tb"/>
    </style:style>
    <style:style style:name="P19" style:family="paragraph">
      <loext:graphic-properties draw:fill="solid" draw:fill-color="#26211f"/>
      <style:paragraph-properties style:writing-mode="lr-tb"/>
    </style:style>
    <style:style style:name="P20" style:family="paragraph">
      <loext:graphic-properties draw:fill="solid" draw:fill-color="#282422"/>
      <style:paragraph-properties style:writing-mode="lr-tb"/>
    </style:style>
    <style:style style:name="P21" style:family="paragraph">
      <loext:graphic-properties draw:fill="solid" draw:fill-color="#2c2726"/>
      <style:paragraph-properties style:writing-mode="lr-tb"/>
    </style:style>
    <style:style style:name="P22" style:family="paragraph">
      <loext:graphic-properties draw:fill="solid" draw:fill-color="#2e2a27"/>
      <style:paragraph-properties style:writing-mode="lr-tb"/>
    </style:style>
    <style:style style:name="P23" style:family="paragraph">
      <loext:graphic-properties draw:fill="solid" draw:fill-color="#302c2b"/>
      <style:paragraph-properties style:writing-mode="lr-tb"/>
    </style:style>
    <style:style style:name="P24" style:family="paragraph">
      <loext:graphic-properties draw:fill="solid" draw:fill-color="#33302e"/>
      <style:paragraph-properties style:writing-mode="lr-tb"/>
    </style:style>
    <style:style style:name="P25" style:family="paragraph">
      <loext:graphic-properties draw:fill="solid" draw:fill-color="#35322f"/>
      <style:paragraph-properties style:writing-mode="lr-tb"/>
    </style:style>
    <style:style style:name="P26" style:family="paragraph">
      <loext:graphic-properties draw:fill="solid" draw:fill-color="#373432"/>
      <style:paragraph-properties style:writing-mode="lr-tb"/>
    </style:style>
    <style:style style:name="P27" style:family="paragraph">
      <loext:graphic-properties draw:fill="solid" draw:fill-color="#393633"/>
      <style:paragraph-properties style:writing-mode="lr-tb"/>
    </style:style>
    <style:style style:name="P28" style:family="paragraph">
      <loext:graphic-properties draw:fill="solid" draw:fill-color="#3c3836"/>
      <style:paragraph-properties style:writing-mode="lr-tb"/>
    </style:style>
    <style:style style:name="P29" style:family="paragraph">
      <loext:graphic-properties draw:fill="solid" draw:fill-color="#3e3a39"/>
      <style:paragraph-properties style:writing-mode="lr-tb"/>
    </style:style>
    <style:style style:name="P30" style:family="paragraph">
      <loext:graphic-properties draw:fill="solid" draw:fill-color="#3f3c3a"/>
      <style:paragraph-properties style:writing-mode="lr-tb"/>
    </style:style>
    <style:style style:name="P31" style:family="paragraph">
      <loext:graphic-properties draw:fill="solid" draw:fill-color="#413e3c"/>
      <style:paragraph-properties style:writing-mode="lr-tb"/>
    </style:style>
    <style:style style:name="P32" style:family="paragraph">
      <loext:graphic-properties draw:fill="solid" draw:fill-color="#43403e"/>
      <style:paragraph-properties style:writing-mode="lr-tb"/>
    </style:style>
    <style:style style:name="P33" style:family="paragraph">
      <loext:graphic-properties draw:fill="solid" draw:fill-color="#464341"/>
      <style:paragraph-properties style:writing-mode="lr-tb"/>
    </style:style>
    <style:style style:name="P34" style:family="paragraph">
      <loext:graphic-properties draw:fill="solid" draw:fill-color="#484544"/>
      <style:paragraph-properties style:writing-mode="lr-tb"/>
    </style:style>
    <style:style style:name="P35" style:family="paragraph">
      <loext:graphic-properties draw:fill="solid" draw:fill-color="#4a4745"/>
      <style:paragraph-properties style:writing-mode="lr-tb"/>
    </style:style>
    <style:style style:name="P36" style:family="paragraph">
      <loext:graphic-properties draw:fill="solid" draw:fill-color="#4d4a48"/>
      <style:paragraph-properties style:writing-mode="lr-tb"/>
    </style:style>
    <style:style style:name="P37" style:family="paragraph">
      <loext:graphic-properties draw:fill="solid" draw:fill-color="#4e4b4a"/>
      <style:paragraph-properties style:writing-mode="lr-tb"/>
    </style:style>
    <style:style style:name="P38" style:family="paragraph">
      <loext:graphic-properties draw:fill="solid" draw:fill-color="#514e4c"/>
      <style:paragraph-properties style:writing-mode="lr-tb"/>
    </style:style>
    <style:style style:name="P39" style:family="paragraph">
      <loext:graphic-properties draw:fill="solid" draw:fill-color="#53504e"/>
      <style:paragraph-properties style:writing-mode="lr-tb"/>
    </style:style>
    <style:style style:name="P40" style:family="paragraph">
      <loext:graphic-properties draw:fill="solid" draw:fill-color="#545250"/>
      <style:paragraph-properties style:writing-mode="lr-tb"/>
    </style:style>
    <style:style style:name="P41" style:family="paragraph">
      <loext:graphic-properties draw:fill="solid" draw:fill-color="#565452"/>
      <style:paragraph-properties style:writing-mode="lr-tb"/>
    </style:style>
    <style:style style:name="P42" style:family="paragraph">
      <loext:graphic-properties draw:fill="solid" draw:fill-color="#585554"/>
      <style:paragraph-properties style:writing-mode="lr-tb"/>
    </style:style>
    <style:style style:name="P43" style:family="paragraph">
      <loext:graphic-properties draw:fill="solid" draw:fill-color="#5a5756"/>
      <style:paragraph-properties style:writing-mode="lr-tb"/>
    </style:style>
    <style:style style:name="P44" style:family="paragraph">
      <loext:graphic-properties draw:fill="solid" draw:fill-color="#5b5957"/>
      <style:paragraph-properties style:writing-mode="lr-tb"/>
    </style:style>
    <style:style style:name="P45" style:family="paragraph">
      <loext:graphic-properties draw:fill="solid" draw:fill-color="#5d5a59"/>
      <style:paragraph-properties style:writing-mode="lr-tb"/>
    </style:style>
    <style:style style:name="P46" style:family="paragraph">
      <loext:graphic-properties draw:fill="solid" draw:fill-color="#5f5d5c"/>
      <style:paragraph-properties style:writing-mode="lr-tb"/>
    </style:style>
    <style:style style:name="P47" style:family="paragraph">
      <loext:graphic-properties draw:fill="solid" draw:fill-color="#615e5d"/>
      <style:paragraph-properties style:writing-mode="lr-tb"/>
    </style:style>
    <style:style style:name="P48" style:family="paragraph">
      <loext:graphic-properties draw:fill="solid" draw:fill-color="#636160"/>
      <style:paragraph-properties style:writing-mode="lr-tb"/>
    </style:style>
    <style:style style:name="P49" style:family="paragraph">
      <loext:graphic-properties draw:fill="solid" draw:fill-color="#656261"/>
      <style:paragraph-properties style:writing-mode="lr-tb"/>
    </style:style>
    <style:style style:name="P50" style:family="paragraph">
      <loext:graphic-properties draw:fill="solid" draw:fill-color="#676563"/>
      <style:paragraph-properties style:writing-mode="lr-tb"/>
    </style:style>
    <style:style style:name="P51" style:family="paragraph">
      <loext:graphic-properties draw:fill="solid" draw:fill-color="#696766"/>
      <style:paragraph-properties style:writing-mode="lr-tb"/>
    </style:style>
    <style:style style:name="P52" style:family="paragraph">
      <loext:graphic-properties draw:fill="solid" draw:fill-color="#6a6867"/>
      <style:paragraph-properties style:writing-mode="lr-tb"/>
    </style:style>
    <style:style style:name="P53" style:family="paragraph">
      <loext:graphic-properties draw:fill="solid" draw:fill-color="#6c6a69"/>
      <style:paragraph-properties style:writing-mode="lr-tb"/>
    </style:style>
    <style:style style:name="P54" style:family="paragraph">
      <loext:graphic-properties draw:fill="solid" draw:fill-color="#6e6c6b"/>
      <style:paragraph-properties style:writing-mode="lr-tb"/>
    </style:style>
    <style:style style:name="P55" style:family="paragraph">
      <loext:graphic-properties draw:fill="solid" draw:fill-color="#706e6d"/>
      <style:paragraph-properties style:writing-mode="lr-tb"/>
    </style:style>
    <style:style style:name="P56" style:family="paragraph">
      <loext:graphic-properties draw:fill="solid" draw:fill-color="#71706f"/>
      <style:paragraph-properties style:writing-mode="lr-tb"/>
    </style:style>
    <style:style style:name="P57" style:family="paragraph">
      <loext:graphic-properties draw:fill="solid" draw:fill-color="#737170"/>
      <style:paragraph-properties style:writing-mode="lr-tb"/>
    </style:style>
    <style:style style:name="P58" style:family="paragraph">
      <loext:graphic-properties draw:fill="solid" draw:fill-color="#757372"/>
      <style:paragraph-properties style:writing-mode="lr-tb"/>
    </style:style>
    <style:style style:name="P59" style:family="paragraph">
      <loext:graphic-properties draw:fill="solid" draw:fill-color="#767473"/>
      <style:paragraph-properties style:writing-mode="lr-tb"/>
    </style:style>
    <style:style style:name="P60" style:family="paragraph">
      <loext:graphic-properties draw:fill="solid" draw:fill-color="#787676"/>
      <style:paragraph-properties style:writing-mode="lr-tb"/>
    </style:style>
    <style:style style:name="P61" style:family="paragraph">
      <loext:graphic-properties draw:fill="solid" draw:fill-color="#7a7978"/>
      <style:paragraph-properties style:writing-mode="lr-tb"/>
    </style:style>
    <style:style style:name="P62" style:family="paragraph">
      <loext:graphic-properties draw:fill="solid" draw:fill-color="#7c7a79"/>
      <style:paragraph-properties style:writing-mode="lr-tb"/>
    </style:style>
    <style:style style:name="P63" style:family="paragraph">
      <loext:graphic-properties draw:fill="solid" draw:fill-color="#7e7d7c"/>
      <style:paragraph-properties style:writing-mode="lr-tb"/>
    </style:style>
    <style:style style:name="P64" style:family="paragraph">
      <loext:graphic-properties draw:fill="solid" draw:fill-color="#7f7e7d"/>
      <style:paragraph-properties style:writing-mode="lr-tb"/>
    </style:style>
    <style:style style:name="P65" style:family="paragraph">
      <loext:graphic-properties draw:fill="solid" draw:fill-color="#82807f"/>
      <style:paragraph-properties style:writing-mode="lr-tb"/>
    </style:style>
    <style:style style:name="P66" style:family="paragraph">
      <loext:graphic-properties draw:fill="solid" draw:fill-color="#848282"/>
      <style:paragraph-properties style:writing-mode="lr-tb"/>
    </style:style>
    <style:style style:name="P67" style:family="paragraph">
      <loext:graphic-properties draw:fill="none" draw:fill-color="#99cc00"/>
      <style:paragraph-properties fo:text-align="center" style:writing-mode="lr-tb"/>
    </style:style>
    <style:style style:name="P68" style:family="paragraph">
      <loext:graphic-properties draw:fill="solid" draw:fill-color="#8b0002"/>
      <style:paragraph-properties style:writing-mode="lr-tb"/>
    </style:style>
    <style:style style:name="P69" style:family="paragraph">
      <loext:graphic-properties draw:fill="solid" draw:fill-color="#969696" draw:opacity="100%"/>
      <style:paragraph-properties style:writing-mode="lr-tb"/>
    </style:style>
    <style:style style:name="P70" style:family="paragraph">
      <loext:graphic-properties draw:fill="solid" draw:fill-color="#8b0002" draw:opacity="100%"/>
      <style:paragraph-properties style:writing-mode="lr-tb"/>
    </style:style>
    <style:style style:name="P71" style:family="paragraph">
      <loext:graphic-properties draw:fill="solid" draw:fill-color="#969594"/>
      <style:paragraph-properties style:writing-mode="lr-tb"/>
    </style:style>
    <style:style style:name="T1" style:family="text">
      <style:text-properties style:font-name="ZapfHumnstPL" fo:font-size="7.5pt" style:font-size-asian="7.5pt" style:font-name-complex="ZapfHumnstPL" style:font-size-complex="7.5pt"/>
    </style:style>
    <style:style style:name="T2" style:family="text">
      <style:text-properties fo:color="#8b0002" loext:opacity="100%" style:font-name="ZapfHumnstPL" fo:font-size="7.5pt" style:font-size-asian="7.5pt" style:font-name-complex="ZapfHumnstPL" style:font-size-complex="7.5pt"/>
    </style:style>
    <style:style style:name="T3" style:family="text">
      <style:text-properties style:font-name="Arial1" fo:font-size="14pt" fo:font-weight="bold" style:font-size-asian="14pt" style:font-weight-asian="bold" style:font-name-complex="Arial1" style:font-size-complex="14pt"/>
    </style:style>
    <style:style style:name="T4" style:family="text">
      <style:text-properties style:font-name="Arial1" fo:font-size="14pt" fo:font-weight="bold" officeooo:rsid="000c6c39" style:font-size-asian="14pt" style:font-weight-asian="bold" style:font-name-complex="Arial1" style:font-size-complex="14pt"/>
    </style:style>
    <style:style style:name="T5" style:family="text">
      <style:text-properties style:font-name="Arial1" fo:font-size="14pt" fo:font-weight="bold" officeooo:rsid="0012c146" style:font-size-asian="14pt" style:font-weight-asian="bold" style:font-name-complex="Arial1" style:font-size-complex="14pt"/>
    </style:style>
    <style:style style:name="T6" style:family="text">
      <style:text-properties officeooo:rsid="000c6c39"/>
    </style:style>
    <style:style style:name="T7" style:family="text">
      <style:text-properties officeooo:rsid="0012c146"/>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4"/>
      <text:p text:style-name="Standard"/>
      <text:p text:style-name="P4"/>
      <text:p text:style-name="P4"/>
      <text:p text:style-name="P5"><text:span text:style-name="T3">PRACA DYPLOMOWA </text:span><text:span text:style-name="T5">MAGISTERSKA</text:span></text:p>
      <text:p text:style-name="P6"/>
      <text:p text:style-name="P5"/>
      <text:p text:style-name="P5"/>
      <text:p text:style-name="P5"/>
      <text:p text:style-name="P5"/>
      <text:p text:style-name="P5"/>
      <text:p text:style-name="P5"/>
      <text:p text:style-name="P5"/>
      <text:p text:style-name="P5"/>
      <text:p text:style-name="Standard"/>
      <text:p text:style-name="P12">Nienadzorowane uczenie sieci neuronowych w</text:p>
      <text:p text:style-name="P12">zadaniu rozpoznawania akordów muzycznych</text:p>
      <text:p text:style-name="P7"/>
      <text:p text:style-name="P14">Unsupervised learning of neural networks in the task of audio chord recogni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P5"/>
      <text:p text:style-name="P13">Wydział Fizyki Technicznej, Informatyki i Matematyki Stosowanej</text:p>
      <text:p text:style-name="P8">Promotor: <text:span text:style-name="T6">dr hab. inż. Bartłomiej Stasiak</text:span></text:p>
      <text:p text:style-name="P8">Dyplomant: <text:span text:style-name="T6">Jan Karwowski</text:span></text:p>
      <text:p text:style-name="P15">Nr albumu: <text:span text:style-name="T7">239671</text:span></text:p>
      <text:p text:style-name="P9">Kierunek: <text:span text:style-name="T6">Informatyka </text:span><text:span text:style-name="T7">stosowana</text:span></text:p>
      <text:p text:style-name="P9">Specjalność: <text:span text:style-name="T7">Data Science</text:span></text:p>
      <text:p text:style-name="P9"/>
      <text:p text:style-name="P5">Łódź, <text:span text:style-name="T7">marzec</text:span><text:span text:style-name="T6"> 202</text:span><text:span text:style-name="T7">3</text:span></text:p>
      <text:p text:style-name="P4"/>
      <text:p text:style-name="Standard"><draw:g text:anchor-type="char" draw:z-index="1" draw:name="Kształt1" draw:style-name="gr1"><draw:rect draw:style-name="gr2" draw:text-style-name="P16" svg:width="2.2cm" svg:height="24.605cm" svg:x="0.614cm" svg:y="4.184cm"><text:p/></draw:rect><draw:g draw:style-name="gr3"><draw:custom-shape draw:style-name="gr4" draw:text-style-name="P17" svg:width="0.276cm" svg:height="0.041cm" svg:x="1.06cm" svg:y="28.443cm"><text:p/><draw:enhanced-geometry svg:viewBox="0 0 453 68" draw:type="non-primitive" draw:enhanced-path="M 66 0 L 453 68 0 68 66 0 Z N"/></draw:custom-shape><draw:custom-shape draw:style-name="gr5" draw:text-style-name="P18" svg:width="0.345cm" svg:height="0.066cm" svg:x="1.078cm" svg:y="28.418cm"><text:p/><draw:enhanced-geometry svg:viewBox="0 0 563 107" draw:type="non-primitive" draw:enhanced-path="M 171 107 L 0 77 75 0 563 86 543 107 171 107 Z N"/></draw:custom-shape><draw:custom-shape draw:style-name="gr6" draw:text-style-name="P19" svg:width="0.343cm" svg:height="0.091cm" svg:x="1.103cm" svg:y="28.393cm"><text:p/><draw:enhanced-geometry svg:viewBox="0 0 562 145" draw:type="non-primitive" draw:enhanced-path="M 387 145 L 0 77 74 0 562 86 505 145 387 145 Z N"/></draw:custom-shape><draw:custom-shape draw:style-name="gr7" draw:text-style-name="P20" svg:width="0.343cm" svg:height="0.1cm" svg:x="1.124cm" svg:y="28.37cm"><text:p/><draw:enhanced-geometry svg:viewBox="0 0 562 162" draw:type="non-primitive" draw:enhanced-path="M 488 162 L 0 76 73 0 562 86 488 162 Z N"/></draw:custom-shape><draw:custom-shape draw:style-name="gr8" draw:text-style-name="P21" svg:width="0.343cm" svg:height="0.1cm" svg:x="1.147cm" svg:y="28.346cm"><text:p/><draw:enhanced-geometry svg:viewBox="0 0 562 163" draw:type="non-primitive" draw:enhanced-path="M 488 163 L 0 77 74 0 562 86 488 163 Z N"/></draw:custom-shape><draw:custom-shape draw:style-name="gr9" draw:text-style-name="P22" svg:width="0.345cm" svg:height="0.098cm" svg:x="1.168cm" svg:y="28.325cm"><text:p/><draw:enhanced-geometry svg:viewBox="0 0 564 163" draw:type="non-primitive" draw:enhanced-path="M 489 163 L 0 77 75 0 564 86 489 163 Z N"/></draw:custom-shape><draw:custom-shape draw:style-name="gr10" draw:text-style-name="P23" svg:width="0.343cm" svg:height="0.1cm" svg:x="1.193cm" svg:y="28.3cm"><text:p/><draw:enhanced-geometry svg:viewBox="0 0 562 162" draw:type="non-primitive" draw:enhanced-path="M 488 162 L 0 76 74 0 562 86 488 162 Z N"/></draw:custom-shape><draw:custom-shape draw:style-name="gr11" draw:text-style-name="P24" svg:width="0.343cm" svg:height="0.098cm" svg:x="1.215cm" svg:y="28.279cm"><text:p/><draw:enhanced-geometry svg:viewBox="0 0 562 163" draw:type="non-primitive" draw:enhanced-path="M 489 163 L 0 77 74 0 562 86 489 163 Z N"/></draw:custom-shape><draw:custom-shape draw:style-name="gr12" draw:text-style-name="P25" svg:width="0.345cm" svg:height="0.1cm" svg:x="1.237cm" svg:y="28.254cm"><text:p/><draw:enhanced-geometry svg:viewBox="0 0 563 163" draw:type="non-primitive" draw:enhanced-path="M 488 163 L 0 77 74 0 563 86 488 163 Z N"/></draw:custom-shape><draw:custom-shape draw:style-name="gr13" draw:text-style-name="P26" svg:width="0.345cm" svg:height="0.1cm" svg:x="1.26cm" svg:y="28.229cm"><text:p/><draw:enhanced-geometry svg:viewBox="0 0 563 162" draw:type="non-primitive" draw:enhanced-path="M 488 162 L 0 76 74 0 563 86 488 162 Z N"/></draw:custom-shape><draw:custom-shape draw:style-name="gr14" draw:text-style-name="P27" svg:width="0.343cm" svg:height="0.098cm" svg:x="1.284cm" svg:y="28.206cm"><text:p/><draw:enhanced-geometry svg:viewBox="0 0 562 163" draw:type="non-primitive" draw:enhanced-path="M 489 163 L 0 77 75 0 562 86 489 163 Z N"/></draw:custom-shape><draw:custom-shape draw:style-name="gr15" draw:text-style-name="P28" svg:width="0.343cm" svg:height="0.1cm" svg:x="1.305cm" svg:y="28.183cm"><text:p/><draw:enhanced-geometry svg:viewBox="0 0 562 163" draw:type="non-primitive" draw:enhanced-path="M 489 163 L 0 77 74 0 562 86 489 163 Z N"/></draw:custom-shape><draw:custom-shape draw:style-name="gr16" draw:text-style-name="P29" svg:width="0.345cm" svg:height="0.098cm" svg:x="1.328cm" svg:y="28.161cm"><text:p/><draw:enhanced-geometry svg:viewBox="0 0 562 162" draw:type="non-primitive" draw:enhanced-path="M 487 162 L 0 76 73 0 562 86 487 162 Z N"/></draw:custom-shape><draw:custom-shape draw:style-name="gr17" draw:text-style-name="P30" svg:width="0.345cm" svg:height="0.1cm" svg:x="1.35cm" svg:y="28.136cm"><text:p/><draw:enhanced-geometry svg:viewBox="0 0 563 163" draw:type="non-primitive" draw:enhanced-path="M 488 163 L 0 77 75 0 563 86 488 163 Z N"/></draw:custom-shape><draw:custom-shape draw:style-name="gr18" draw:text-style-name="P31" svg:width="0.343cm" svg:height="0.098cm" svg:x="1.376cm" svg:y="28.115cm"><text:p/><draw:enhanced-geometry svg:viewBox="0 0 562 163" draw:type="non-primitive" draw:enhanced-path="M 489 163 L 0 77 75 0 562 86 489 163 Z N"/></draw:custom-shape><draw:custom-shape draw:style-name="gr19" draw:text-style-name="P32" svg:width="0.345cm" svg:height="0.1cm" svg:x="1.397cm" svg:y="28.09cm"><text:p/><draw:enhanced-geometry svg:viewBox="0 0 562 163" draw:type="non-primitive" draw:enhanced-path="M 488 163 L 0 77 73 0 562 87 488 163 Z N"/></draw:custom-shape><draw:custom-shape draw:style-name="gr20" draw:text-style-name="P33" svg:width="0.345cm" svg:height="0.1cm" svg:x="1.418cm" svg:y="28.065cm"><text:p/><draw:enhanced-geometry svg:viewBox="0 0 562 164" draw:type="non-primitive" draw:enhanced-path="M 487 164 L 0 78 73 0 562 87 487 164 Z N"/></draw:custom-shape><draw:custom-shape draw:style-name="gr21" draw:text-style-name="P34" svg:width="0.345cm" svg:height="0.1cm" svg:x="1.441cm" svg:y="28.041cm"><text:p/><draw:enhanced-geometry svg:viewBox="0 0 563 164" draw:type="non-primitive" draw:enhanced-path="M 489 164 L 0 77 75 0 563 87 489 164 Z N"/></draw:custom-shape><draw:custom-shape draw:style-name="gr22" draw:text-style-name="P35" svg:width="0.343cm" svg:height="0.1cm" svg:x="1.464cm" svg:y="28.019cm"><text:p/><draw:enhanced-geometry svg:viewBox="0 0 564 163" draw:type="non-primitive" draw:enhanced-path="M 489 163 L 0 76 75 0 564 87 489 163 Z N"/></draw:custom-shape><draw:custom-shape draw:style-name="gr23" draw:text-style-name="P36" svg:width="0.345cm" svg:height="0.1cm" svg:x="1.487cm" svg:y="27.995cm"><text:p/><draw:enhanced-geometry svg:viewBox="0 0 562 164" draw:type="non-primitive" draw:enhanced-path="M 488 164 L 0 77 74 0 562 87 488 164 Z N"/></draw:custom-shape><draw:custom-shape draw:style-name="gr24" draw:text-style-name="P37" svg:width="0.345cm" svg:height="0.1cm" svg:x="1.508cm" svg:y="27.972cm"><text:p/><draw:enhanced-geometry svg:viewBox="0 0 562 164" draw:type="non-primitive" draw:enhanced-path="M 489 164 L 0 77 74 0 562 87 489 164 Z N"/></draw:custom-shape><draw:custom-shape draw:style-name="gr25" draw:text-style-name="P38" svg:width="0.345cm" svg:height="0.1cm" svg:x="1.531cm" svg:y="27.947cm"><text:p/><draw:enhanced-geometry svg:viewBox="0 0 563 163" draw:type="non-primitive" draw:enhanced-path="M 488 163 L 0 76 74 0 563 87 488 163 Z N"/></draw:custom-shape><draw:custom-shape draw:style-name="gr26" draw:text-style-name="P39" svg:width="0.343cm" svg:height="0.098cm" svg:x="1.556cm" svg:y="27.926cm"><text:p/><draw:enhanced-geometry svg:viewBox="0 0 563 164" draw:type="non-primitive" draw:enhanced-path="M 488 164 L 0 77 74 0 563 87 488 164 Z N"/></draw:custom-shape><draw:custom-shape draw:style-name="gr27" draw:text-style-name="P40" svg:width="0.345cm" svg:height="0.1cm" svg:x="1.577cm" svg:y="27.901cm"><text:p/><draw:enhanced-geometry svg:viewBox="0 0 562 164" draw:type="non-primitive" draw:enhanced-path="M 489 164 L 0 77 75 0 562 87 489 164 Z N"/></draw:custom-shape><draw:custom-shape draw:style-name="gr28" draw:text-style-name="P41" svg:width="0.345cm" svg:height="0.1cm" svg:x="1.6cm" svg:y="27.877cm"><text:p/><draw:enhanced-geometry svg:viewBox="0 0 562 163" draw:type="non-primitive" draw:enhanced-path="M 489 163 L 0 76 74 0 562 86 489 163 Z N"/></draw:custom-shape><draw:custom-shape draw:style-name="gr29" draw:text-style-name="P42" svg:width="0.343cm" svg:height="0.1cm" svg:x="1.625cm" svg:y="27.855cm"><text:p/><draw:enhanced-geometry svg:viewBox="0 0 562 164" draw:type="non-primitive" draw:enhanced-path="M 487 164 L 0 77 73 0 562 86 487 164 Z N"/></draw:custom-shape><draw:custom-shape draw:style-name="gr30" draw:text-style-name="P43" svg:width="0.343cm" svg:height="0.1cm" svg:x="1.646cm" svg:y="27.831cm"><text:p/><draw:enhanced-geometry svg:viewBox="0 0 563 163" draw:type="non-primitive" draw:enhanced-path="M 488 163 L 0 77 75 0 563 86 488 163 Z N"/></draw:custom-shape><draw:custom-shape draw:style-name="gr31" draw:text-style-name="P44" svg:width="0.345cm" svg:height="0.098cm" svg:x="1.669cm" svg:y="27.808cm"><text:p/><draw:enhanced-geometry svg:viewBox="0 0 562 162" draw:type="non-primitive" draw:enhanced-path="M 489 162 L 0 76 75 0 562 86 489 162 Z N"/></draw:custom-shape><draw:custom-shape draw:style-name="gr32" draw:text-style-name="P45" svg:width="0.345cm" svg:height="0.1cm" svg:x="1.69cm" svg:y="27.783cm"><text:p/><draw:enhanced-geometry svg:viewBox="0 0 562 163" draw:type="non-primitive" draw:enhanced-path="M 488 163 L 0 77 73 0 562 86 488 163 Z N"/></draw:custom-shape><draw:custom-shape draw:style-name="gr33" draw:text-style-name="P46" svg:width="0.343cm" svg:height="0.1cm" svg:x="1.715cm" svg:y="27.76cm"><text:p/><draw:enhanced-geometry svg:viewBox="0 0 562 163" draw:type="non-primitive" draw:enhanced-path="M 487 163 L 0 77 73 0 562 86 487 163 Z N"/></draw:custom-shape><draw:custom-shape draw:style-name="gr34" draw:text-style-name="P47" svg:width="0.343cm" svg:height="0.08cm" svg:x="1.738cm" svg:y="27.757cm"><text:p/><draw:enhanced-geometry svg:viewBox="0 0 563 129" draw:type="non-primitive" draw:enhanced-path="M 489 129 L 0 43 42 0 266 0 563 53 489 129 Z N"/></draw:custom-shape><draw:custom-shape draw:style-name="gr35" draw:text-style-name="P48" svg:width="0.345cm" svg:height="0.055cm" svg:x="1.759cm" svg:y="27.757cm"><text:p/><draw:enhanced-geometry svg:viewBox="0 0 564 91" draw:type="non-primitive" draw:enhanced-path="M 489 91 L 0 5 5 0 482 0 564 14 489 91 Z N"/></draw:custom-shape><draw:custom-shape draw:style-name="gr36" draw:text-style-name="P49" svg:width="0.212cm" svg:height="0.033cm" svg:x="1.898cm" svg:y="27.757cm"><text:p/><draw:enhanced-geometry svg:viewBox="0 0 348 53" draw:type="non-primitive" draw:enhanced-path="M 297 53 L 0 0 348 0 297 53 Z N"/></draw:custom-shape><draw:custom-shape draw:style-name="gr37" draw:text-style-name="P50"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51"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52"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53"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54" svg:width="0.325cm" svg:height="0.092cm" svg:x="1.902cm" svg:y="27.571cm"><text:p/><draw:enhanced-geometry svg:viewBox="0 0 530 151" draw:type="non-primitive" draw:enhanced-path="M 396 151 L 0 81 8 63 18 43 32 22 47 0 530 85 508 97 488 109 467 119 445 129 433 135 421 140 408 146 396 151 Z N"/></draw:custom-shape><draw:custom-shape draw:style-name="gr42" draw:text-style-name="P55"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56"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57"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58"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59"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60"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61"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62"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63"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64"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65"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66" svg:width="0.092cm" svg:height="0.017cm" svg:x="2.299cm" svg:y="27.362cm"><text:p/><draw:enhanced-geometry svg:viewBox="0 0 152 28" draw:type="non-primitive" draw:enhanced-path="M 152 28 L 0 1 16 0 31 0 52 0 70 2 86 5 102 7 117 12 130 16 141 22 152 28 Z N"/></draw:custom-shape><draw:custom-shape draw:style-name="gr54" draw:text-style-name="P17"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draw:g text:anchor-type="char" draw:z-index="0" draw:name="Kształt2" draw:style-name="gr1"><draw:rect draw:style-name="gr55" draw:text-style-name="P67" svg:width="2.2cm" svg:height="3.534cm" svg:x="0.61cm" svg:y="0.651cm"><text:p/></draw:rect><draw:g draw:style-name="gr3"><draw:custom-shape draw:style-name="gr56" draw:text-style-name="P68" svg:width="2.2cm" svg:height="3.492cm" svg:x="0.61cm" svg:y="0.651cm"><text:p/><draw:enhanced-geometry svg:viewBox="0 0 21600 21600" draw:type="rectangle" draw:enhanced-path="M 0 0 L 21600 0 21600 21600 0 21600 0 0 Z N"/></draw:custom-shape><draw:custom-shape draw:style-name="gr57" draw:text-style-name="P69"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69"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70"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69"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69"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68" svg:width="0.414cm" svg:height="0.135cm" svg:x="1.522cm" svg:y="2.216cm"><text:p/><draw:enhanced-geometry svg:viewBox="0 0 21600 21600" draw:type="rectangle" draw:enhanced-path="M 0 0 L 21600 0 21600 21600 0 21600 0 0 Z N"/></draw:custom-shape><draw:custom-shape draw:style-name="gr63" draw:text-style-name="P69"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69"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69"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70"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69"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71"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astleT" svg:font-family="CastleT" style:font-family-generic="swiss" style:font-pitch="variable"/>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ZapfHumnstPL" svg:font-family="ZapfHumnstPL" style:font-family-generic="decorative"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88cm" style:contextual-spacing="false" style:line-height-at-least="0.388cm" fo:text-align="justify" style:justify-single-word="false"/>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alutation" style:family="paragraph" style:parent-style-name="Standard" style:next-style-name="Standard" style:class="text">
      <style:paragraph-properties fo:margin-top="0.388cm" fo:margin-bottom="0.388cm" style:contextual-spacing="false" style:line-height-at-least="0.388cm"/>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Zwrot_20_pożegnalny" style:display-name="Zwrot pożegnalny" style:family="paragraph" style:parent-style-name="Standard" style:next-style-name="Signature">
      <style:paragraph-properties fo:margin-top="0cm" fo:margin-bottom="0.106cm" style:contextual-spacing="false" style:line-height-at-least="0.388cm" fo:text-align="justify" style:justify-single-word="false" fo:keep-with-next="always"/>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Signature" style:family="paragraph" style:parent-style-name="Standard" style:next-style-name="Podpis_20_-_20_Stanowisko" style:class="text">
      <style:paragraph-properties fo:margin-top="1.552cm" fo:margin-bottom="0cm" style:contextual-spacing="false" style:line-height-at-least="0.388cm" fo:keep-with-next="always"/>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Data" style:family="paragraph" style:parent-style-name="Standard" style:next-style-name="Nazwisko_20_odbiorcy">
      <style:paragraph-properties fo:margin-top="0cm" fo:margin-bottom="0.388cm" style:contextual-spacing="false" style:line-height-at-least="0.388cm" fo:text-align="justify" style:justify-single-word="false"/>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Nazwisko_20_odbiorcy" style:display-name="Nazwisko odbiorcy" style:family="paragraph" style:parent-style-name="Standard" style:next-style-name="Standard">
      <style:paragraph-properties fo:margin-top="0.388cm" fo:margin-bottom="0cm" style:contextual-spacing="false" style:line-height-at-least="0.388cm" fo:text-align="justify" style:justify-single-word="false"/>
      <style:text-properties style:font-name="Arial1" fo:font-family="Arial" style:font-family-generic="swiss" style:font-pitch="variable" fo:font-size="10pt" fo:letter-spacing="-0.009cm" style:font-size-asian="10pt" style:font-name-complex="Arial1" style:font-family-complex="Arial" style:font-family-generic-complex="swiss" style:font-pitch-complex="variable" style:font-size-complex="10pt"/>
    </style:style>
    <style:style style:name="Podpis_20_-_20_Stanowisko" style:display-name="Podpis - Stanowisko" style:family="paragraph" style:parent-style-name="Signature" style:next-style-name="Standard">
      <style:paragraph-properties fo:margin-top="0cm" fo:margin-bottom="0cm" style:contextual-spacing="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164cm" fo:margin-bottom="0.106cm" style:contextual-spacing="false"/>
      <style:text-properties style:font-name="CastleT" fo:font-size="18pt" style:font-size-asian="18pt" style:font-name-complex="CastleT" style:font-size-complex="18pt"/>
    </style:style>
    <style:style style:name="MP2" style:family="paragraph" style:parent-style-name="Header">
      <style:text-properties fo:color="#8b0002" loext:opacity="100%" style:font-name="ZapfHumnstPL" style:font-name-complex="ZapfHumnstPL"/>
    </style:style>
    <style:style style:name="MP3" style:family="paragraph" style:parent-style-name="Header">
      <style:paragraph-properties fo:margin-top="0cm" fo:margin-bottom="0.071cm" style:contextual-spacing="false"/>
      <style:text-properties fo:color="#8b0002" loext:opacity="100%" style:font-name="ZapfHumnstPL" fo:font-size="10pt" style:font-size-asian="10pt" style:font-name-complex="ZapfHumnstPL" style:font-size-complex="10pt"/>
    </style:style>
    <style:style style:name="MP4" style:family="paragraph" style:parent-style-name="Footer">
      <style:text-properties style:font-name="ZapfHumnstPL" fo:font-size="7.5pt" fo:language="en" fo:country="US" style:font-size-asian="7.5pt" style:font-name-complex="ZapfHumnstPL" style:font-size-complex="7.5pt"/>
    </style:style>
    <style:style style:name="MT1" style:family="text">
      <style:text-properties style:font-name="ZapfHumnstPL" fo:font-size="7.5pt" style:font-size-asian="7.5pt" style:font-name-complex="ZapfHumnstPL" style:font-size-complex="7.5pt"/>
    </style:style>
    <style:style style:name="MT2" style:family="text">
      <style:text-properties fo:color="#8b0002" loext:opacity="100%" style:font-name="ZapfHumnstPL" fo:font-size="7.5pt" style:font-size-asian="7.5pt" style:font-name-complex="ZapfHumnstPL" style:font-size-complex="7.5pt"/>
    </style:style>
    <style:page-layout style:name="Mpm1">
      <style:page-layout-properties fo:page-width="21.001cm" fo:page-height="29.7cm" style:num-format="1" style:print-orientation="portrait" fo:margin-top="1.251cm" fo:margin-bottom="0.891cm" fo:margin-left="3.47cm" fo:margin-right="0.83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49cm" fo:margin-left="0cm" fo:margin-right="0cm" fo:margin-bottom="0.85cm" style:dynamic-spacing="true"/>
      </style:header-style>
      <style:footer-style>
        <style:header-footer-properties fo:min-height="1.309cm" fo:margin-left="0cm" fo:margin-right="0cm" fo:margin-top="1.2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Politechnika Łódzka</text:p>
        <text:p text:style-name="MP2">Instytut Informatyki</text:p>
      </style:header-first>
      <style:footer>
        <text:p text:style-name="Footer"/>
      </style:footer>
      <style:footer-first>
        <text:p text:style-name="MP3">Instytut Informatyki</text:p>
        <text:p text:style-name="Header"><text:span text:style-name="MT1">90-924 Łódź, ul. Wólczańska 215, </text:span><text:span text:style-name="MT2">budynek B9</text:span></text:p>
        <text:p text:style-name="MP4">tel. 042 631 27 97, 042 632 97 57, fax 042 630 34 14 email: office@ics.p.lodz.pl</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ier firmowy</dc:title>
    <dc:subject/>
    <meta:keyword/>
    <dc:description/>
    <meta:initial-creator>Asia</meta:initial-creator>
    <meta:creation-date>2009-05-27T12:06:00</meta:creation-date>
    <dc:date>2023-03-17T13:10:21.370725873</dc:date>
    <meta:print-date>2006-10-17T10:29:00</meta:print-date>
    <meta:editing-cycles>5</meta:editing-cycles>
    <meta:editing-duration>PT19M27S</meta:editing-duration>
    <meta:generator>LibreOffice/7.3.7.2$Linux_X86_64 LibreOffice_project/30$Build-2</meta:generator>
    <meta:document-statistic meta:table-count="0" meta:image-count="0" meta:object-count="0" meta:page-count="1" meta:paragraph-count="16" meta:word-count="81" meta:character-count="588" meta:non-whitespace-character-count="523"/>
  </office:meta>
</office:document-meta>
</file>